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3508" officeooo:paragraph-rsid="00003508" style:font-weight-asian="bold" style:font-weight-complex="bold"/>
    </style:style>
    <style:style style:name="P2" style:family="paragraph" style:parent-style-name="Standard">
      <style:paragraph-properties fo:text-align="start" style:justify-single-word="false"/>
      <style:text-properties fo:font-weight="bold" officeooo:rsid="00003508" officeooo:paragraph-rsid="00003508" style:font-weight-asian="bold" style:font-weight-complex="bold"/>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C 5166</text:span></text:p>
      <text:p text:style-name="P2"><text:span text:style-name="T1">This project allows for the upload of cash receipts from a text or csv file. This is modification to ARC 5101, that will ignore the Invoice Date and Invoice Amount from the text file, and instead use those values from the invoice in Global Shop. It also includes a total applied and total discount box, and allows the discount amount to be edited on the screen. This will make it fast and easy to mass upload cash receipts with discount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1:13:37.354000000</meta:creation-date>
    <dc:date>2018-08-27T11:16:44.557000000</dc:date>
    <meta:editing-duration>PT3M7S</meta:editing-duration>
    <meta:editing-cycles>1</meta:editing-cycles>
    <meta:document-statistic meta:table-count="0" meta:image-count="0" meta:object-count="0" meta:page-count="1" meta:paragraph-count="2" meta:word-count="82" meta:character-count="447" meta:non-whitespace-character-count="366"/>
    <meta:generator>LibreOffice/6.0.4.2$Windows_X86_64 LibreOffice_project/9b0d9b32d5dcda91d2f1a96dc04c645c450872bf</meta:generator>
  </office:meta>
</office:document-meta>
</file>